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2751d" officeooo:paragraph-rsid="0002751d" style:font-size-asian="14pt" style:font-size-complex="16pt"/>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officeooo:rsid="0002751d" officeooo:paragraph-rsid="0002751d"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2751d" officeooo:paragraph-rsid="0002751d"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34ebc" officeooo:paragraph-rsid="00034ebc"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034ebc" officeooo:paragraph-rsid="0004cc3a"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034ebc" officeooo:paragraph-rsid="00068d29"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068d29" officeooo:paragraph-rsid="00068d29"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068d29" officeooo:paragraph-rsid="000786e4"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0786e4" officeooo:paragraph-rsid="000786e4"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0901e7" officeooo:paragraph-rsid="000901e7"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09ef50" officeooo:paragraph-rsid="0009ef50"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9ef50" officeooo:paragraph-rsid="000e178b"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0e178b" officeooo:paragraph-rsid="000e178b"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0786e4" officeooo:paragraph-rsid="000786e4"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0cfc61" officeooo:paragraph-rsid="000cfc61"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0cfc61" officeooo:paragraph-rsid="000dcc3a"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0e178b" officeooo:paragraph-rsid="000e178b"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15cde0" officeooo:paragraph-rsid="0015cde0" style:font-size-asian="10.5pt" style:font-size-complex="12pt"/>
    </style:style>
    <style:style style:name="P19" style:family="paragraph" style:parent-style-name="Standard">
      <style:paragraph-properties fo:text-align="start" style:justify-single-word="false"/>
      <style:text-properties fo:font-size="12pt" style:text-underline-style="none" fo:font-weight="normal" officeooo:rsid="000dcc3a" officeooo:paragraph-rsid="000e178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0e178b" officeooo:paragraph-rsid="000e178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0fde1a" officeooo:paragraph-rsid="000fde1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18f2f" officeooo:paragraph-rsid="00118f2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3fcb5" officeooo:paragraph-rsid="0013fcb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3fcb5" officeooo:paragraph-rsid="0015cde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5cde0" officeooo:paragraph-rsid="0015cde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5cde0" officeooo:paragraph-rsid="0017930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e63f4" officeooo:paragraph-rsid="001e63f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eb65b" officeooo:paragraph-rsid="001eb65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faaed" officeooo:paragraph-rsid="001faaed"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125a0" officeooo:paragraph-rsid="002125a0"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28aac" officeooo:paragraph-rsid="00228aac"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solid" style:text-underline-width="auto" style:text-underline-color="font-color" officeooo:rsid="000bcf4c" officeooo:paragraph-rsid="000bcf4c" style:font-size-asian="10.5pt" style:font-size-complex="12pt"/>
    </style:style>
    <style:style style:name="P3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faaed" officeooo:paragraph-rsid="001faaed" style:font-size-asian="10.5pt" style:font-weight-asian="normal" style:font-size-complex="12pt" style:font-weight-complex="normal"/>
    </style:style>
    <style:style style:name="P34" style:family="paragraph" style:parent-style-name="Header">
      <style:text-properties officeooo:rsid="0024b4f6" officeooo:paragraph-rsid="0024b4f6"/>
    </style:style>
    <style:style style:name="T1" style:family="text">
      <style:text-properties officeooo:rsid="00034ebc"/>
    </style:style>
    <style:style style:name="T2" style:family="text">
      <style:text-properties officeooo:rsid="0004cc3a"/>
    </style:style>
    <style:style style:name="T3" style:family="text">
      <style:text-properties officeooo:rsid="00068d29"/>
    </style:style>
    <style:style style:name="T4" style:family="text">
      <style:text-properties officeooo:rsid="000786e4"/>
    </style:style>
    <style:style style:name="T5" style:family="text">
      <style:text-properties officeooo:rsid="000cfc61"/>
    </style:style>
    <style:style style:name="T6" style:family="text">
      <style:text-properties officeooo:rsid="000dcc3a"/>
    </style:style>
    <style:style style:name="T7" style:family="text">
      <style:text-properties fo:font-weight="normal" style:font-weight-asian="normal" style:font-weight-complex="normal"/>
    </style:style>
    <style:style style:name="T8" style:family="text">
      <style:text-properties fo:font-weight="normal" officeooo:rsid="000dcc3a" style:font-weight-asian="normal" style:font-weight-complex="normal"/>
    </style:style>
    <style:style style:name="T9" style:family="text">
      <style:text-properties officeooo:rsid="0013fcb5"/>
    </style:style>
    <style:style style:name="T10" style:family="text">
      <style:text-properties officeooo:rsid="0015cde0"/>
    </style:style>
    <style:style style:name="T11" style:family="text">
      <style:text-properties officeooo:rsid="0017409a"/>
    </style:style>
    <style:style style:name="T12" style:family="text">
      <style:text-properties officeooo:rsid="001eb65b"/>
    </style:style>
    <style:style style:name="T13" style:family="text">
      <style:text-properties officeooo:rsid="002125a0"/>
    </style:style>
    <style:style style:name="T14" style:family="text">
      <style:text-properties officeooo:rsid="002539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n°2 :</text:p>
      <text:p text:style-name="P2"/>
      <text:p text:style-name="P2"/>
      <text:p text:style-name="P2"/>
      <text:p text:style-name="P2">Exercice 1 :</text:p>
      <text:p text:style-name="P3">1/ mkdir Linux</text:p>
      <text:p text:style-name="P3"><text:s text:c="4"/>cd Linux</text:p>
      <text:p text:style-name="P3"/>
      <text:p text:style-name="P3">2/<text:span text:style-name="T1">On tape ls -l</text:span></text:p>
      <text:p text:style-name="P4">-rw-r--r-- 1 ie701829 prof 0 oct. <text:s text:c="2"/>2 10:17 mon_fichier</text:p>
      <text:p text:style-name="P4"/>
      <text:p text:style-name="P4">3/a) chmod u+rwx mon_fichier</text:p>
      <text:p text:style-name="P5"><text:s text:c="7"/><text:span text:style-name="T2">chmo 750 mon_fichier</text:span></text:p>
      <text:p text:style-name="P5"><text:s text:c="3"/>b) <text:span text:style-name="T2">chmod u=rx mon_fichier</text:span></text:p>
      <text:p text:style-name="P5"><text:s text:c="7"/><text:span text:style-name="T2">chomod 650 mon_fichier</text:span></text:p>
      <text:p text:style-name="P5"><text:s text:c="3"/><text:span text:style-name="T2">c)chmod u=r mon_fichier</text:span></text:p>
      <text:p text:style-name="P6"><text:s text:c="6"/><text:span text:style-name="T3">chomod 450 mon_fichier</text:span></text:p>
      <text:p text:style-name="P7">4/ chmode 740 mon_fichier</text:p>
      <text:p text:style-name="P8">5/<text:span text:style-name="T4">On fait un ls -l dans le home du voisin. On a par exemple pour le fichier test.py</text:span></text:p>
      <text:p text:style-name="P9">-rw-r--r-- 1 do616778 prof <text:s/>111 sept. 11 16:02 test.py</text:p>
      <text:p text:style-name="P9"/>
      <text:p text:style-name="P9">On voit qu’on a seulement les droits de lecture sur ce fichier</text:p>
      <text:p text:style-name="P9"/>
      <text:p text:style-name="P9">on peut donc faire un cat test.py mais si on tente de supprimer le fichier on a :</text:p>
      <text:p text:style-name="P9"/>
      <text:p text:style-name="P9">ie701829@luci155051:/net/home/d/do616778$ rm test.py</text:p>
      <text:p text:style-name="P9">rm : supprimer fichier (protégé en écriture) 'test.py' ? yes</text:p>
      <text:p text:style-name="P9">rm: impossible de supprimer 'test.py': Permission non accordée</text:p>
      <text:p text:style-name="P9"/>
      <text:p text:style-name="P11">6/</text:p>
      <text:p text:style-name="P10">Si il nous manque uniquement les droits d’exécution on ne peut pas supprimer le fichier.</text:p>
      <text:p text:style-name="P10">-rwxrw---- 1 ps707218 prof <text:s text:c="4"/>0 oct. <text:s text:c="2"/>2 10:52 test</text:p>
      <text:p text:style-name="P10"/>
      <text:p text:style-name="P10">ie701829@luci155051:/net/home/p/ps707218$ rm test</text:p>
      <text:p text:style-name="P10">rm: impossible de supprimer 'test': Permission non accordée</text:p>
      <text:p text:style-name="P10"/>
      <text:p text:style-name="P11">Il faut donc les droits d’exécution sur un fichier pour pouvoir le supprimer</text:p>
      <text:p text:style-name="P11"/>
      <text:p text:style-name="P32">Exercice n°2 :</text:p>
      <text:p text:style-name="P15">1/ mkdir tmp &amp;&amp; touch /tmp/bidon &amp;&amp; echo ‘42’ &gt; bidon</text:p>
      <text:p text:style-name="P16">2/ln ~/tmp/bidon dhuile </text:p>
      <text:p text:style-name="P18">On remarque que dhuile contient la même chose que bidon</text:p>
      <text:p text:style-name="P12"><text:span text:style-name="T6">3/</text:span> <text:span text:style-name="T6">On a : </text:span></text:p>
      <text:p text:style-name="P19">-rw-r--r-- 2 ie701829 prof <text:s text:c="2"/>18 oct. <text:s text:c="2"/>2 11:04 dhuile</text:p>
      <text:p text:style-name="P13"><text:span text:style-name="T8"/></text:p>
      <text:p text:style-name="P13"><text:span text:style-name="T8">c</text:span><text:span text:style-name="T7">hmod 640 tmp/bidon</text:span></text:p>
      <text:p text:style-name="P20"/>
      <text:p text:style-name="P21">On obtient par la suite :</text:p>
      <text:p text:style-name="P21">-rw-r----- 2 ie701829 prof <text:s text:c="2"/>18 oct. <text:s text:c="2"/>2 11:04 dhuile</text:p>
      <text:p text:style-name="P21"><text:soft-page-break/></text:p>
      <text:p text:style-name="P22">4/<text:span text:style-name="T9">On tape rm tmp/bidon.</text:span></text:p>
      <text:p text:style-name="P22"/>
      <text:p text:style-name="P23">Si on tape cat dhuile on remarque que le contenue de dhuile n’a pas <text:span text:style-name="T14">été modifié</text:span>.</text:p>
      <text:p text:style-name="P23">5/ <text:span text:style-name="T10">a)</text:span>On retape : <text:span text:style-name="T5">mkdir tmp &amp;&amp; touch /tmp/bidon &amp;&amp; echo ‘42’ &gt; bidon</text:span></text:p>
      <text:p text:style-name="P24"><text:s text:c="4"/><text:span text:style-name="T10">b)ln -s tmp/bidon dhuile</text:span></text:p>
      <text:p text:style-name="P24"><text:s text:c="5"/><text:span text:style-name="T10">Si on tape « cat dhuile » on obtient : 42.</text:span></text:p>
      <text:p text:style-name="P24"><text:s text:c="4"/><text:span text:style-name="T10">c)On remarque que l’on possède tous les droits sur le lien symbolique dhuile.</text:span></text:p>
      <text:p text:style-name="P25"><text:s text:c="5"/>lrwxrwxrwx 1 enzo enzo <text:s text:c="3"/>9 oct. <text:s text:c="2"/>7 13:36 dhuile -&gt; tmp/bidon</text:p>
      <text:p text:style-name="P25"><text:s text:c="6"/>Si on change les droits sur le fichier bidon avec la commande « chmod 640 tmp/bidon » on remarque que les droits sur dhuile ne sont pas modifiés.</text:p>
      <text:p text:style-name="P26"><text:s text:c="4"/></text:p>
      <text:p text:style-name="P26"><text:span text:style-name="T11">6/Un lien physique d’un fichier est un nom qui fait référence à l’emplacement du fichier dans le disque et qui permet ainsi d’y avoir accès.</text:span></text:p>
      <text:p text:style-name="P22"><text:s text:c="6"/><text:span text:style-name="T11">Un lien symbolique est fichier qui pointe vers un des liens physiques d’un autre fichier. </text:span></text:p>
      <text:p text:style-name="P27">7/ <text:span text:style-name="T12">Si on tape ln /usr/bin/find search le terminal nous afficher :</text:span></text:p>
      <text:p text:style-name="P28"><text:s/>ln: impossible de créer le lien direct 'search' → '/usr/bin/find': Opération non permise</text:p>
      <text:p text:style-name="P28">En faisant un ls dans /usr/bin on voit que l’on ne possède pas les droits d’écriture sur find</text:p>
      <text:p text:style-name="P28"/>
      <text:p text:style-name="P28">ll /usr/bin/</text:p>
      <text:p text:style-name="P28">-rwxr-xr-x 1 root root 217K févr. 18 <text:s/>2017 /usr/bin/find</text:p>
      <text:p text:style-name="P28"/>
      <text:p text:style-name="P28">On peut par contre faire un lien symbolique vers find :</text:p>
      <text:p text:style-name="P29">ln -s /usr/bin/find search</text:p>
      <text:p text:style-name="P29"/>
      <text:p text:style-name="P29">ll</text:p>
      <text:p text:style-name="P29">lrwxrwxrwx 1 enzo enzo <text:s text:c="2"/>13 oct. <text:s text:c="2"/>7 14:17 search -&gt; /usr/bin/find</text:p>
      <text:p text:style-name="P29"/>
      <text:p text:style-name="P29">On en conclut donc que si on veut créer un lien vers un fichier sur lequel on ne possède pas les droits d’écriture mais seulement les droits d’exécution on doit faire un lien symbolique.</text:p>
      <text:p text:style-name="P29"/>
      <text:p text:style-name="P33">Exercice n°3 :</text:p>
      <text:p text:style-name="P29"/>
      <text:p text:style-name="P30">1/alias ll=’ls -l --color=auto’</text:p>
      <text:p text:style-name="P22"><text:span text:style-name="T13">2/ alias la=’ls -la –color=auto’</text:span></text:p>
      <text:p text:style-name="P30">3/alias cdc=’cd &amp;&amp; clear’</text:p>
      <text:p text:style-name="P30"/>
      <text:p text:style-name="P31">4/ Pour les rendre permanent il faut éditer le fichier .zshrc ou .bashrc et y écrire les différents alia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4b4f6" officeooo:paragraph-rsid="0024b4f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nzo Isnard</text:p>
        <text:p text:style-name="MP1">G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0:16:05.362215565</meta:creation-date>
    <dc:date>2017-10-07T14:31:28.947491022</dc:date>
    <meta:editing-duration>PT45M58S</meta:editing-duration>
    <meta:editing-cycles>16</meta:editing-cycles>
    <meta:generator>LibreOffice/5.3.1.2$Linux_X86_64 LibreOffice_project/30m0$Build-2</meta:generator>
    <meta:document-statistic meta:table-count="0" meta:image-count="0" meta:object-count="0" meta:page-count="2" meta:paragraph-count="63" meta:word-count="532" meta:character-count="3058" meta:non-whitespace-character-count="2497"/>
  </office:meta>
</office:document-meta>
</file>